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499cm" fo:break-before="auto" style:use-optimal-row-height="true"/>
    </style:style>
    <style:style style:name="ro6" style:family="table-row">
      <style:table-row-properties style:row-height="1.117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0.847cm" fo:break-before="auto" style:use-optimal-row-height="true"/>
    </style:style>
    <style:style style:name="ro9" style:family="table-row">
      <style:table-row-properties style:row-height="1.214cm" fo:break-before="auto" style:use-optimal-row-height="false"/>
    </style:style>
    <style:style style:name="ro10" style:family="table-row">
      <style:table-row-properties style:row-height="1.976cm" fo:break-before="auto" style:use-optimal-row-height="true"/>
    </style:style>
    <style:style style:name="ro11" style:family="table-row">
      <style:table-row-properties style:row-height="1.356cm" fo:break-before="auto" style:use-optimal-row-height="false"/>
    </style:style>
    <style:style style:name="ro12" style:family="table-row">
      <style:table-row-properties style:row-height="1.0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28" style:family="table-cell" style:parent-style-name="Default" style:data-style-name="N44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65])" office:value-type="time" office:time-value="PT15H23M00S" calcext:value-type="time">
            <text:p>15:23:00</text:p>
          </table:table-cell>
          <table:table-cell table:style-name="ce13" table:formula="of:=SUM([.D3:.D177])" office:value-type="time" office:time-value="PT19H01M01S" calcext:value-type="time">
            <text:p>19:01:01</text:p>
          </table:table-cell>
          <table:table-cell table:style-name="ce28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1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81]-[.D81]" office:value-type="time" office:time-value="-PT00H10M00S" calcext:value-type="time">
            <text:p>-00:10:00</text:p>
          </table:table-cell>
          <table:table-cell table:style-name="ce20" table:formula="of:=[.D81]/([.D81]+[.E8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table:formula="of:=[.C82]-[.D82]" office:value-type="time" office:time-value="PT00H05M31S" calcext:value-type="time">
            <text:p>00:05:31</text:p>
          </table:table-cell>
          <table:table-cell table:style-name="ce20" table:formula="of:=[.D82]/([.D82]+[.E82])" office:value-type="percentage" office:value="0.448333333333333" calcext:value-type="percentage">
            <text:p>44,8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table:formula="of:=[.C83]-[.D83]" office:value-type="time" office:time-value="-PT00H00M07S" calcext:value-type="time">
            <text:p>-00:00:07</text:p>
          </table:table-cell>
          <table:table-cell table:style-name="ce20" table:formula="of:=[.D83]/([.D83]+[.E83])" office:value-type="percentage" office:value="1.03888888888889" calcext:value-type="percentage">
            <text:p>103,89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table:formula="of:=[.C84]-[.D84]" office:value-type="time" office:time-value="-PT00H00M08S" calcext:value-type="time">
            <text:p>-00:00:08</text:p>
          </table:table-cell>
          <table:table-cell table:style-name="ce20" table:formula="of:=[.D84]/([.D84]+[.E84])" office:value-type="percentage" office:value="1.02666666666667" calcext:value-type="percentage">
            <text:p>10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table:formula="of:=[.C85]-[.D85]" office:value-type="time" office:time-value="-PT00H12M10S" calcext:value-type="time">
            <text:p>-00:12:10</text:p>
          </table:table-cell>
          <table:table-cell table:style-name="ce20" table:formula="of:=[.D85]/([.D85]+[.E85])" office:value-type="percentage" office:value="2.73809523809524" calcext:value-type="percentage">
            <text:p>273,81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table:formula="of:=[.C86]-[.D86]" office:value-type="time" office:time-value="-PT00H04M53S" calcext:value-type="time">
            <text:p>-00:04:53</text:p>
          </table:table-cell>
          <table:table-cell table:style-name="ce20" table:formula="of:=[.D86]/([.D86]+[.E86])" office:value-type="percentage" office:value="1.69761904761905" calcext:value-type="percentage">
            <text:p>169,7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table:formula="of:=[.C88]-[.D88]" office:value-type="time" office:time-value="PT00H00M50S" calcext:value-type="time">
            <text:p>00:00:50</text:p>
          </table:table-cell>
          <table:table-cell table:style-name="ce20" table:formula="of:=[.D88]/([.D88]+[.E88])" office:value-type="percentage" office:value="0.722222222222222" calcext:value-type="percentage">
            <text:p>72,22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table:formula="of:=[.C89]-[.D89]" office:value-type="time" office:time-value="PT00H03M11S" calcext:value-type="time">
            <text:p>00:03:11</text:p>
          </table:table-cell>
          <table:table-cell table:style-name="ce20" table:formula="of:=[.D89]/([.D89]+[.E89])" office:value-type="percentage" office:value="0.363333333333333" calcext:value-type="percentage">
            <text:p>36,3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table:formula="of:=[.C90]-[.D90]" office:value-type="time" office:time-value="-PT00H06M21S" calcext:value-type="time">
            <text:p>-00:06:21</text:p>
          </table:table-cell>
          <table:table-cell table:style-name="ce20" table:formula="of:=[.D90]/([.D90]+[.E90])" office:value-type="percentage" office:value="2.27" calcext:value-type="percentage">
            <text:p>227,00 %</text:p>
          </table:table-cell>
          <table:table-cell table:number-columns-repeated="1018"/>
        </table:table-row>
        <table:table-row table:style-name="ro7">
          <table:table-cell table:style-name="ce5" table:number-columns-repeated="6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table:formula="of:=[.C92]-[.D92]" office:value-type="time" office:time-value="-PT00H09M23S" calcext:value-type="time">
            <text:p>-00:09:23</text:p>
          </table:table-cell>
          <table:table-cell table:style-name="ce20" table:formula="of:=[.D92]/([.D92]+[.E92])" office:value-type="percentage" office:value="2.87666666666667" calcext:value-type="percentage">
            <text:p>287,67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93]-[.D93]" office:value-type="time" office:time-value="-PT00H02M00S" calcext:value-type="time">
            <text:p>-00:02:00</text:p>
          </table:table-cell>
          <table:table-cell table:style-name="ce20" table:formula="of:=[.D93]/([.D93]+[.E93])" office:value-type="percentage" office:value="1.25" calcext:value-type="percentage">
            <text:p>125,00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table:formula="of:=[.C94]-[.D94]" office:value-type="time" office:time-value="-PT00H02M26S" calcext:value-type="time">
            <text:p>-00:02:26</text:p>
          </table:table-cell>
          <table:table-cell table:style-name="ce20" table:formula="of:=[.D94]/([.D94]+[.E94])" office:value-type="percentage" office:value="1.48666666666667" calcext:value-type="percentage">
            <text:p>148,67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table:formula="of:=[.C95]-[.D95]" office:value-type="time" office:time-value="-PT00H05M00S" calcext:value-type="time">
            <text:p>-00:05:00</text:p>
          </table:table-cell>
          <table:table-cell table:style-name="ce20" table:formula="of:=[.D95]/([.D95]+[.E95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1"/>
          <table:table-cell table:style-name="ce26" table:number-columns-repeated="2"/>
          <table:table-cell table:style-name="ce18" table:formula="of:=[.C96]-[.D96]" office:value-type="time" office:time-value="PT00H00M00S" calcext:value-type="time">
            <text:p>00:00:00</text:p>
          </table:table-cell>
          <table:table-cell table:style-name="ce20" table:formula="of:=[.D96]/([.D96]+[.E96])" office:value-type="string" office:string-value="" calcext:value-type="error">
            <text:p>#DIV/0 !</text:p>
          </table:table-cell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/>
          <table:table-cell table:style-name="ce18" table:formula="of:=[.C97]-[.D97]" office:value-type="time" office:time-value="PT00H05M00S" calcext:value-type="time">
            <text:p>00:05:00</text:p>
          </table:table-cell>
          <table:table-cell table:style-name="ce20" table:formula="of:=[.D97]/([.D97]+[.E9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Manontany an ramose regl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98]-[.D98]" office:value-type="time" office:time-value="PT00H05M00S" calcext:value-type="time">
            <text:p>00:05:00</text:p>
          </table:table-cell>
          <table:table-cell table:style-name="ce20" table:formula="of:=[.D98]/([.D98]+[.E9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cript reinitaliser base avec les sequences aussi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9]-[.D99]" office:value-type="time" office:time-value="PT00H08M00S" calcext:value-type="time">
            <text:p>00:08:00</text:p>
          </table:table-cell>
          <table:table-cell table:style-name="ce20" table:formula="of:=[.D99]/([.D99]+[.E9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GLE UNICIT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00]-[.D100]" office:value-type="time" office:time-value="PT00H10M00S" calcext:value-type="time">
            <text:p>00:10:00</text:p>
          </table:table-cell>
          <table:table-cell table:style-name="ce20" table:formula="of:=[.D100]/([.D100]+[.E10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page accueil equipe 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8" table:formula="of:=[.C101]-[.D101]" office:value-type="time" office:time-value="PT00H00M00S" calcext:value-type="time">
            <text:p>00:00:00</text:p>
          </table:table-cell>
          <table:table-cell table:style-name="ce20" table:formula="of:=[.D101]/([.D101]+[.E10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elioration classement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102]-[.D102]" office:value-type="time" office:time-value="PT00H15M00S" calcext:value-type="time">
            <text:p>00:15:00</text:p>
          </table:table-cell>
          <table:table-cell table:style-name="ce20" table:formula="of:=[.D102]/([.D102]+[.E10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 J3 TODO</text:p>
          </table:table-cell>
          <table:table-cell/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2M00S" calcext:value-type="time">
            <text:p>00:32:00</text:p>
          </table:table-cell>
          <table:table-cell table:style-name="ce18" table:formula="of:=[.C103]-[.D103]" office:value-type="time" office:time-value="-PT00H02M00S" calcext:value-type="time">
            <text:p>-00:02:00</text:p>
          </table:table-cell>
          <table:table-cell table:style-name="ce20" table:formula="of:=[.D103]/([.D103]+[.E103])" office:value-type="percentage" office:value="1.06666666666667" calcext:value-type="percentage">
            <text:p>106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script PIE CHART en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39S" calcext:value-type="time">
            <text:p>00:25:39</text:p>
          </table:table-cell>
          <table:table-cell table:style-name="ce18" table:formula="of:=[.C104]-[.D104]" office:value-type="time" office:time-value="-PT00H15M39S" calcext:value-type="time">
            <text:p>-00:15:39</text:p>
          </table:table-cell>
          <table:table-cell table:style-name="ce20" table:formula="of:=[.D104]/([.D104]+[.E104])" office:value-type="percentage" office:value="2.565" calcext:value-type="percentage">
            <text:p>256,50 %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Preparation donnees JS sur java par classement GENERAL &amp; classement detail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4" office:value-type="time" office:time-value="PT00H10M33S" calcext:value-type="time">
            <text:p>00:10:33</text:p>
          </table:table-cell>
          <table:table-cell table:style-name="ce18" table:formula="of:=[.C105]-[.D105]" office:value-type="time" office:time-value="PT00H02M27S" calcext:value-type="time">
            <text:p>00:02:27</text:p>
          </table:table-cell>
          <table:table-cell table:style-name="ce20" table:formula="of:=[.D105]/([.D105]+[.E105])" office:value-type="percentage" office:value="0.811538461538462" calcext:value-type="percentage">
            <text:p>81,15 %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CT classement TOUS Donnees JS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06]-[.D106]" office:value-type="time" office:time-value="PT00H03M00S" calcext:value-type="time">
            <text:p>00:03:00</text:p>
          </table:table-cell>
          <table:table-cell table:style-name="ce20" table:formula="of:=[.D106]/([.D106]+[.E106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ntegraion PIE CHART COMPLETE</text:p>
          </table:table-cell>
          <table:table-cell table:style-name="ce14" office:value-type="time" office:time-value="PT00H16M00S" calcext:value-type="time">
            <text:p>00:16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107]-[.D107]" office:value-type="time" office:time-value="PT00H06M00S" calcext:value-type="time">
            <text:p>00:06:00</text:p>
          </table:table-cell>
          <table:table-cell table:style-name="ce20" table:formula="of:=[.D107]/([.D107]+[.E107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forme PDF JASPER (SIMPLE)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42S" calcext:value-type="time">
            <text:p>00:15:42</text:p>
          </table:table-cell>
          <table:table-cell table:style-name="ce18" table:formula="of:=[.C108]-[.D108]" office:value-type="time" office:time-value="-PT00H05M42S" calcext:value-type="time">
            <text:p>-00:05:42</text:p>
          </table:table-cell>
          <table:table-cell table:style-name="ce20" table:formula="of:=[.D108]/([.D108]+[.E108])" office:value-type="percentage" office:value="1.57" calcext:value-type="percentage">
            <text:p>15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des models classement GENERAL PDF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09]-[.D109]" office:value-type="time" office:time-value="-PT00H07M00S" calcext:value-type="time">
            <text:p>-00:07:00</text:p>
          </table:table-cell>
          <table:table-cell table:style-name="ce20" table:formula="of:=[.D109]/([.D109]+[.E109])" office:value-type="percentage" office:value="1.875" calcext:value-type="percentage">
            <text:p>187,50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reparation des models classement detaille PDF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0]-[.D110]" office:value-type="time" office:time-value="PT00H03M15S" calcext:value-type="time">
            <text:p>00:03:15</text:p>
          </table:table-cell>
          <table:table-cell table:style-name="ce20" table:formula="of:=[.D110]/([.D110]+[.E110])" office:value-type="percentage" office:value="0.35" calcext:value-type="percentage">
            <text:p>35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ge bouton generate PDF classement general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1]-[.D111]" office:value-type="time" office:time-value="PT00H04M15S" calcext:value-type="time">
            <text:p>00:04:15</text:p>
          </table:table-cell>
          <table:table-cell table:style-name="ce20" table:formula="of:=[.D111]/([.D111]+[.E111])" office:value-type="percentage" office:value="0.291666666666667" calcext:value-type="percentage">
            <text:p>29,17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age bouton generate PDF classement detaille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8M22S" calcext:value-type="time">
            <text:p>00:08:22</text:p>
          </table:table-cell>
          <table:table-cell table:style-name="ce18" table:formula="of:=[.C112]-[.D112]" office:value-type="time" office:time-value="-PT00H02M22S" calcext:value-type="time">
            <text:p>-00:02:22</text:p>
          </table:table-cell>
          <table:table-cell table:style-name="ce20" table:formula="of:=[.D112]/([.D112]+[.E112])" office:value-type="percentage" office:value="1.39444444444444" calcext:value-type="percentage">
            <text:p>139,44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ment all PDF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2M06S" calcext:value-type="time">
            <text:p>00:12:06</text:p>
          </table:table-cell>
          <table:table-cell table:style-name="ce18" table:formula="of:=[.C113]-[.D113]" office:value-type="time" office:time-value="-PT00H05M06S" calcext:value-type="time">
            <text:p>-00:05:06</text:p>
          </table:table-cell>
          <table:table-cell table:style-name="ce20" table:formula="of:=[.D113]/([.D113]+[.E113])" office:value-type="percentage" office:value="1.72857142857143" calcext:value-type="percentage">
            <text:p>17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DF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21M00S" calcext:value-type="time">
            <text:p>00:21:00</text:p>
          </table:table-cell>
          <table:table-cell table:style-name="ce18" table:formula="of:=[.C114]-[.D114]" office:value-type="time" office:time-value="-PT00H06M00S" calcext:value-type="time">
            <text:p>-00:06:00</text:p>
          </table:table-cell>
          <table:table-cell table:style-name="ce20" table:formula="of:=[.D114]/([.D114]+[.E114])" office:value-type="percentage" office:value="1.4" calcext:value-type="percentage">
            <text:p>14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ble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115]-[.D115]" office:value-type="time" office:time-value="PT00H05M00S" calcext:value-type="time">
            <text:p>00:05:00</text:p>
          </table:table-cell>
          <table:table-cell table:style-name="ce20" table:formula="of:=[.D115]/([.D115]+[.E115])" office:value-type="percentage" office:value="0.285714285714286" calcext:value-type="percentage">
            <text:p>28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8" table:formula="of:=[.C116]-[.D116]" office:value-type="time" office:time-value="PT00H04M00S" calcext:value-type="time">
            <text:p>00:04:00</text:p>
          </table:table-cell>
          <table:table-cell table:style-name="ce20" table:formula="of:=[.D116]/([.D116]+[.E116])" office:value-type="percentage" office:value="0.428571428571429" calcext:value-type="percentage">
            <text:p>4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liste penalit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4M00S" calcext:value-type="time">
            <text:p>00:04:00</text:p>
          </table:table-cell>
          <table:table-cell table:style-name="ce18" table:formula="of:=[.C117]-[.D117]" office:value-type="time" office:time-value="PT00H04M00S" calcext:value-type="time">
            <text:p>00:04:00</text:p>
          </table:table-cell>
          <table:table-cell table:style-name="ce20" table:formula="of:=[.D117]/([.D117]+[.E117])" office:value-type="percentage" office:value="0.5" calcext:value-type="percentage">
            <text:p>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18]-[.D118]" office:value-type="time" office:time-value="PT00H02M00S" calcext:value-type="time">
            <text:p>00:02:00</text:p>
          </table:table-cell>
          <table:table-cell table:style-name="ce20" table:formula="of:=[.D118]/([.D118]+[.E118])" office:value-type="percentage" office:value="0.714285714285714" calcext:value-type="percentage">
            <text:p>71,4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19]-[.D119]" office:value-type="time" office:time-value="-PT00H05M00S" calcext:value-type="time">
            <text:p>-00:05:00</text:p>
          </table:table-cell>
          <table:table-cell table:style-name="ce20" table:formula="of:=[.D119]/([.D119]+[.E119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formulair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120]-[.D120]" office:value-type="time" office:time-value="-PT00H01M00S" calcext:value-type="time">
            <text:p>-00:01:00</text:p>
          </table:table-cell>
          <table:table-cell table:style-name="ce20" table:formula="of:=[.D120]/([.D120]+[.E120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121]-[.D121]" office:value-type="time" office:time-value="-PT00H10M00S" calcext:value-type="time">
            <text:p>-00:10:00</text:p>
          </table:table-cell>
          <table:table-cell table:style-name="ce20" table:formula="of:=[.D121]/([.D121]+[.E12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formulai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table:formula="of:=[.C122]-[.D122]" office:value-type="time" office:time-value="-PT00H01M00S" calcext:value-type="time">
            <text:p>-00:01:00</text:p>
          </table:table-cell>
          <table:table-cell table:style-name="ce20" table:formula="of:=[.D122]/([.D122]+[.E122])" office:value-type="percentage" office:value="1.125" calcext:value-type="percentage">
            <text:p>112,5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ppression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table:formula="of:=[.C123]-[.D123]" office:value-type="time" office:time-value="-PT00H01M00S" calcext:value-type="time">
            <text:p>-00:01:00</text:p>
          </table:table-cell>
          <table:table-cell table:style-name="ce20" table:formula="of:=[.D123]/([.D123]+[.E123])" office:value-type="percentage" office:value="1.125" calcext:value-type="percentage">
            <text:p>11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glement suppression avec Alert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124]-[.D124]" office:value-type="time" office:time-value="-PT00H12M00S" calcext:value-type="time">
            <text:p>-00:12:00</text:p>
          </table:table-cell>
          <table:table-cell table:style-name="ce20" table:formula="of:=[.D124]/([.D124]+[.E124])" office:value-type="percentage" office:value="2.5" calcext:value-type="percentage">
            <text:p>2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enalit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8" table:formula="of:=[.C125]-[.D125]" office:value-type="time" office:time-value="-PT00H02M00S" calcext:value-type="time">
            <text:p>-00:02:00</text:p>
          </table:table-cell>
          <table:table-cell table:style-name="ce20" table:formula="of:=[.D125]/([.D125]+[.E125])" office:value-type="percentage" office:value="1.2" calcext:value-type="percentage">
            <text:p>12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 finaux penalit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8" table:formula="of:=[.C126]-[.D126]" office:value-type="time" office:time-value="-PT00H03M00S" calcext:value-type="time">
            <text:p>-00:03:00</text:p>
          </table:table-cell>
          <table:table-cell table:style-name="ce20" table:formula="of:=[.D126]/([.D126]+[.E126])" office:value-type="percentage" office:value="1.3" calcext:value-type="percentage">
            <text:p>13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nception MIS A JOUR des views a modifier 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table:formula="of:=[.C127]-[.D127]" office:value-type="time" office:time-value="-PT00H09M00S" calcext:value-type="time">
            <text:p>-00:09:00</text:p>
          </table:table-cell>
          <table:table-cell table:style-name="ce20" table:formula="of:=[.D127]/([.D127]+[.E127])" office:value-type="percentage" office:value="2.125" calcext:value-type="percentage">
            <text:p>21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 VIEWS CHANGEMENT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8M44S" calcext:value-type="time">
            <text:p>00:38:44</text:p>
          </table:table-cell>
          <table:table-cell table:style-name="ce18" table:formula="of:=[.C128]-[.D128]" office:value-type="time" office:time-value="-PT00H08M44S" calcext:value-type="time">
            <text:p>-00:08:44</text:p>
          </table:table-cell>
          <table:table-cell table:style-name="ce20" table:formula="of:=[.D128]/([.D128]+[.E128])" office:value-type="percentage" office:value="1.29111111111111" calcext:value-type="percentage">
            <text:p>129,11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rection PDF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129]-[.D129]" office:value-type="time" office:time-value="PT00H15M00S" calcext:value-type="time">
            <text:p>00:15:00</text:p>
          </table:table-cell>
          <table:table-cell table:style-name="ce20" table:formula="of:=[.D129]/([.D129]+[.E12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UNICITE IMPORT</text:p>
          </table:table-cell>
          <table:table-cell table:number-columns-repeated="2"/>
          <table:table-cell table:style-name="ce18" office:value-type="time" office:time-value="PT00H20M00S" calcext:value-type="time">
            <text:p>00:20:00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DUPLICATE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unicite toutes les tables 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estion des erreurs negatifs, deja complet, 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 defaut date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ste unique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rection pdf last</text:p>
          </table:table-cell>
          <table:table-cell/>
          <table:table-cell table:style-name="ce14" office:value-type="time" office:time-value="PT00H16M00S" calcext:value-type="time">
            <text:p>00:16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ntegration nouvelle methode pdf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paration affichage PDF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2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table:number-columns-repeated="3"/>
          <table:table-cell table:style-name="ce1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23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10484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9:30:26.23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19:49:36.536000000</dc:date>
    <meta:editing-duration>P1DT14H7M50S</meta:editing-duration>
    <meta:editing-cycles>256</meta:editing-cycles>
    <meta:generator>LibreOffice/7.2.4.1$Windows_X86_64 LibreOffice_project/27d75539669ac387bb498e35313b970b7fe9c4f9</meta:generator>
    <meta:document-statistic meta:table-count="1" meta:cell-count="654" meta:object-count="0"/>
  </office:meta>
</office:document-meta>
</file>